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A80000019CEFEB0D05947B4BED.png" manifest:media-type="image/png"/>
  <manifest:file-entry manifest:full-path="Pictures/10000000000002680000031CA074F8B3F8E0820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43cm" svg:height="3.95cm" svg:x="1.27cm" svg:y="15.1cm">
          <draw:image xlink:href="Pictures/10000001000004A80000019CEFEB0D05947B4BE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680000031CA074F8B3F8E0820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995cm" fo:page-height="21.6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8T10:03:13.282512008</dc:date>
    <meta:editing-duration>PT8M52S</meta:editing-duration>
    <meta:editing-cycles>1</meta:editing-cycles>
    <meta:generator>LibreOffice/7.4.3.2$Linux_X86_64 LibreOffice_project/40$Build-2</meta:generator>
    <meta:document-statistic meta:object-count="1"/>
  </office:meta>
</office:document-meta>
</file>